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26cm" fo:min-width="4.076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902cm" fo:min-width="5.452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0.326cm" fo:min-width="5.676cm" fo:wrap-option="wrap"/>
    </style:style>
    <style:style style:name="gr9" style:family="graphic" style:parent-style-name="objectwithoutfill">
      <style:graphic-properties draw:marker-end="Short_20_line_20_Arrow" draw:marker-end-width="0.4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7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12" draw:id="id12" draw:layer="layout" svg:width="4.8cm" svg:height="0.8cm" svg:x="10cm" svg:y="2.4cm">
          <text:p text:style-name="P1">Charger client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0.8cm" svg:height="0.8cm" svg:x="4cm" svg:y="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11" draw:id="id11" draw:layer="layout" svg:width="0.8cm" svg:height="0.8cm" svg:x="4cm" svg:y="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0" draw:id="id10">
          <draw:custom-shape draw:style-name="gr4" draw:text-style-name="P1" draw:layer="layout" svg:width="0.8cm" svg:height="0.8cm" svg:x="11.988cm" svg:y="7.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12.088cm" svg:y="7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3" draw:text-style-name="P1" xml:id="id9" draw:id="id9" draw:layer="layout" svg:width="0.8cm" svg:height="0.8cm" svg:x="11.988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4.574cm" svg:height="0.747cm" svg:x="4.826cm" svg:y="2.053cm">
          <draw:text-box>
            <text:p>[Client non chargé]</text:p>
          </draw:text-box>
        </draw:frame>
        <draw:frame draw:style-name="gr6" draw:text-style-name="P1" draw:layer="layout" svg:width="4.621cm" svg:height="1.243cm" svg:x="12.4cm" svg:y="6.2cm">
          <draw:text-box>
            <text:p text:style-name="P1">[Échec chargement</text:p>
            <text:p text:style-name="P1">du client]</text:p>
          </draw:text-box>
        </draw:frame>
        <draw:frame draw:style-name="gr6" draw:layer="layout" svg:width="3.647cm" svg:height="0.747cm" svg:x="8.336cm" svg:y="4.853cm">
          <draw:text-box>
            <text:p>[Client chargé]</text:p>
          </draw:text-box>
        </draw:frame>
        <draw:frame draw:style-name="gr6" draw:layer="layout" svg:width="3.647cm" svg:height="0.747cm" svg:x="0.753cm" svg:y="3.279cm">
          <draw:text-box>
            <text:p>[Client chargé]</text:p>
          </draw:text-box>
        </draw:frame>
        <draw:custom-shape draw:style-name="gr7" draw:text-style-name="P1" xml:id="id8" draw:id="id8" draw:layer="layout" svg:width="6.4cm" svg:height="1.6cm" svg:x="1.2cm" svg:y="4.8cm">
          <text:p text:style-name="P1">Prendre bien immobilier dans liste du client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6" draw:id="id6" draw:layer="layout" svg:width="6.4cm" svg:height="0.8cm" svg:x="1.2cm" svg:y="10.4cm">
          <text:p text:style-name="P1">Charger données du bien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0.8cm" svg:height="0.8cm" svg:x="4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layer="layout" draw:type="line" svg:x1="4.4cm" svg:y1="21.6cm" svg:x2="4.4cm" svg:y2="23.2cm" draw:start-shape="id1" draw:start-glue-point="2" draw:end-shape="id2" svg:d="M4400 21600v1600" svg:viewBox="0 0 1 1601">
          <text:p/>
        </draw:connector>
        <draw:connector draw:style-name="gr9" draw:layer="layout" draw:type="line" svg:x1="4.4cm" svg:y1="19.2cm" svg:x2="4.4cm" svg:y2="20.8cm" draw:start-shape="id3" draw:start-glue-point="6" draw:end-shape="id1" draw:end-glue-point="0" svg:d="M4400 19200v1600" svg:viewBox="0 0 1 1601">
          <text:p/>
        </draw:connector>
        <draw:connector draw:style-name="gr9" draw:layer="layout" draw:type="line" svg:x1="4.4cm" svg:y1="16.8cm" svg:x2="4.4cm" svg:y2="18.4cm" draw:start-shape="id4" draw:start-glue-point="2" draw:end-shape="id3" draw:end-glue-point="4" svg:d="M4400 16800v1600" svg:viewBox="0 0 1 1601">
          <text:p/>
        </draw:connector>
        <draw:connector draw:style-name="gr9" draw:layer="layout" draw:type="line" svg:x1="4.4cm" svg:y1="8.8cm" svg:x2="4.4cm" svg:y2="10.4cm" draw:start-shape="id5" draw:start-glue-point="6" draw:end-shape="id6" draw:end-glue-point="0" svg:d="M4400 8800v1600" svg:viewBox="0 0 1 1601">
          <text:p/>
        </draw:connector>
        <draw:connector draw:style-name="gr9" draw:layer="layout" draw:type="line" svg:x1="4.4cm" svg:y1="11.2cm" svg:x2="4.4cm" svg:y2="12.8cm" draw:start-shape="id6" draw:start-glue-point="2" draw:end-shape="id7" draw:end-glue-point="4" svg:d="M4400 11200v1600" svg:viewBox="0 0 1 1601">
          <text:p/>
        </draw:connector>
        <draw:connector draw:style-name="gr9" draw:layer="layout" draw:type="line" svg:x1="4.4cm" svg:y1="6.4cm" svg:x2="4.4cm" svg:y2="8cm" draw:start-shape="id8" draw:start-glue-point="2" draw:end-shape="id5" draw:end-glue-point="4" svg:d="M4400 6400v1600" svg:viewBox="0 0 1 1601">
          <text:p/>
        </draw:connector>
        <draw:connector draw:style-name="gr9" draw:layer="layout" draw:type="line" svg:x1="12.388cm" svg:y1="6cm" svg:x2="12.388cm" svg:y2="7.6cm" draw:start-shape="id9" draw:start-glue-point="6" draw:end-shape="id10" draw:end-glue-point="0" svg:d="M12388 6000v1600" svg:viewBox="0 0 1 1601">
          <text:p/>
        </draw:connector>
        <draw:connector draw:style-name="gr9" draw:layer="layout" draw:type="line" svg:x1="11.988cm" svg:y1="5.6cm" svg:x2="7.6cm" svg:y2="5.6cm" draw:start-shape="id9" draw:start-glue-point="5" draw:end-shape="id8" draw:end-glue-point="1" svg:d="M11988 5600h-4388" svg:viewBox="0 0 4389 1">
          <text:p/>
        </draw:connector>
        <draw:connector draw:style-name="gr9" draw:layer="layout" draw:type="line" svg:x1="4.4cm" svg:y1="3.2cm" svg:x2="4.4cm" svg:y2="4.8cm" draw:start-shape="id11" draw:start-glue-point="6" draw:end-shape="id8" draw:end-glue-point="0" svg:d="M4400 3200v1600" svg:viewBox="0 0 1 1601">
          <text:p/>
        </draw:connector>
        <draw:connector draw:style-name="gr9" draw:layer="layout" draw:type="line" svg:x1="12.4cm" svg:y1="3.2cm" svg:x2="12.388cm" svg:y2="5.2cm" draw:start-shape="id12" draw:start-glue-point="2" draw:end-shape="id9" draw:end-glue-point="4" svg:d="M12400 3200l-12 2000" svg:viewBox="0 0 13 2001">
          <text:p/>
        </draw:connector>
        <draw:connector draw:style-name="gr9" draw:layer="layout" draw:type="line" svg:x1="4.8cm" svg:y1="2.8cm" svg:x2="10cm" svg:y2="2.8cm" draw:start-shape="id11" draw:start-glue-point="7" draw:end-shape="id12" draw:end-glue-point="3" svg:d="M4800 2800h5200" svg:viewBox="0 0 5201 1">
          <text:p/>
        </draw:connector>
        <draw:connector draw:style-name="gr9" draw:layer="layout" draw:type="line" svg:x1="4.4cm" svg:y1="0.8cm" svg:x2="4.4cm" svg:y2="2.4cm" draw:start-shape="id13" draw:start-glue-point="8" draw:end-shape="id11" draw:end-glue-point="4" svg:d="M4400 800v1600" svg:viewBox="0 0 1 1601">
          <text:p/>
        </draw:connector>
        <draw:custom-shape draw:style-name="gr7" draw:text-style-name="P1" xml:id="id4" draw:id="id4" draw:layer="layout" svg:width="6.4cm" svg:height="1.6cm" svg:x="1.2cm" svg:y="15.2cm">
          <text:p text:style-name="P1">Prendre une date disponible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0.8cm" svg:height="0.8cm" svg:x="4cm" svg:y="1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" draw:id="id1" draw:layer="layout" svg:width="6.4cm" svg:height="0.8cm" svg:x="1.2cm" svg:y="20.8cm">
          <text:p text:style-name="P1">Enregistrer le rendez-vous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" draw:id="id2" draw:layer="layout" svg:width="6.4cm" svg:height="1.6cm" svg:x="1.2cm" svg:y="23.2cm">
          <text:p text:style-name="P1">Assigner un responsable pour la visite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279cm" svg:height="1.243cm" svg:x="0.721cm" svg:y="17.557cm">
          <draw:text-box>
            <text:p>[Plus de date</text:p>
            <text:p text:style-name="P1">disponible]</text:p>
          </draw:text-box>
        </draw:frame>
        <draw:frame draw:style-name="gr6" draw:text-style-name="P1" draw:layer="layout" svg:width="3.372cm" svg:height="1.243cm" svg:x="4.8cm" svg:y="17.557cm">
          <draw:text-box>
            <text:p text:style-name="P1">[Ne convient</text:p>
            <text:p text:style-name="P1">pas au client]</text:p>
          </draw:text-box>
        </draw:frame>
        <draw:connector draw:style-name="gr9" draw:layer="layout" draw:type="line" svg:x1="4.4cm" svg:y1="13.6cm" svg:x2="4.4cm" svg:y2="15.2cm" draw:start-shape="id7" draw:start-glue-point="6" draw:end-shape="id4" svg:d="M4400 13600v1600" svg:viewBox="0 0 1 1601">
          <text:p/>
        </draw:connector>
        <draw:connector draw:style-name="gr9" draw:layer="layout" svg:x1="4.8cm" svg:y1="18.8cm" svg:x2="7.6cm" svg:y2="16cm" draw:start-shape="id3" draw:start-glue-point="7" draw:end-shape="id4" draw:end-glue-point="1" svg:d="M4800 18800h3302v-2800h-502" svg:viewBox="0 0 3303 2801">
          <text:p/>
        </draw:connector>
        <draw:connector draw:style-name="gr9" draw:layer="layout" draw:line-skew="-0.299cm" svg:x1="4cm" svg:y1="18.8cm" svg:x2="1.2cm" svg:y2="5.6cm" draw:start-shape="id3" draw:start-glue-point="5" draw:end-shape="id8" draw:end-glue-point="3" svg:d="M4000 18800h-3600v-13200h800" svg:viewBox="0 0 3601 13201">
          <text:p/>
        </draw:connector>
        <draw:connector draw:style-name="gr9" draw:layer="layout" draw:line-skew="-0.299cm" svg:x1="4cm" svg:y1="13.2cm" svg:x2="1.2cm" svg:y2="5.6cm" draw:start-shape="id7" draw:start-glue-point="5" draw:end-shape="id8" draw:end-glue-point="3" svg:d="M4000 13200h-3600v-7600h800" svg:viewBox="0 0 3601 7601">
          <text:p/>
        </draw:connector>
        <draw:custom-shape draw:style-name="gr3" draw:text-style-name="P1" xml:id="id5" draw:id="id5" draw:layer="layout" svg:width="0.8cm" svg:height="0.8cm" svg:x="4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4" draw:id="id14">
          <draw:custom-shape draw:style-name="gr4" draw:text-style-name="P1" draw:layer="layout" svg:width="0.8cm" svg:height="0.8cm" svg:x="8.4cm" svg:y="8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8.5cm" svg:y="8.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frame draw:style-name="gr10" draw:text-style-name="P1" draw:layer="layout" svg:width="3.241cm" svg:height="1.243cm" svg:x="4.759cm" svg:y="7.157cm">
          <draw:text-box>
            <text:p text:style-name="P1">[Plus de bien</text:p>
            <text:p text:style-name="P1">disponible]</text:p>
          </draw:text-box>
        </draw:frame>
        <draw:connector draw:style-name="gr9" draw:layer="layout" draw:type="line" svg:x1="4.8cm" svg:y1="8.4cm" svg:x2="8.4cm" svg:y2="8.4cm" draw:start-shape="id5" draw:start-glue-point="7" draw:end-shape="id14" draw:end-glue-point="3" svg:d="M4800 8400h3600" svg:viewBox="0 0 3601 1">
          <text:p/>
        </draw:connector>
        <draw:connector draw:style-name="gr9" draw:layer="layout" draw:line-skew="0cm -0.299cm" svg:x1="4.4cm" svg:y1="24.8cm" svg:x2="1.2cm" svg:y2="5.6cm" draw:start-shape="id2" draw:start-glue-point="2" draw:end-shape="id8" draw:end-glue-point="3" svg:d="M4400 24800v502h-4000v-19702h800" svg:viewBox="0 0 4001 19703">
          <text:p/>
        </draw:connector>
        <draw:frame draw:style-name="gr6" draw:text-style-name="P1" draw:layer="layout" svg:width="3.372cm" svg:height="1.243cm" svg:x="0.628cm" svg:y="12cm">
          <draw:text-box>
            <text:p text:style-name="P1">[Ne convient</text:p>
            <text:p text:style-name="P1">pas au client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11M32S</meta:editing-duration>
    <meta:editing-cycles>4</meta:editing-cycles>
    <meta:generator>LibreOffice/4.3.5.2$Windows_x86 LibreOffice_project/3a87456aaa6a95c63eea1c1b3201acedf0751bd5</meta:generator>
    <dc:date>2015-01-25T21:18:16.151000000</dc:date>
    <meta:document-statistic meta:object-count="44"/>
    <meta:template xlink:type="simple" xlink:actuate="onRequest" xlink:title="Diagramme" xlink:href="../../../../../../AppData/Roaming/LibreOffice/4/user/template/Diagramme.otg" meta:date="2015-01-25T20:46:52.087000000"/>
  </office:meta>
</office:document-meta>
</file>